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4fc1ff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9cdcfe" loext:opacity="100%"/>
    </style:style>
    <style:style style:name="T8" style:family="text">
      <style:text-properties fo:color="#569cd6" loext:opacity="100%"/>
    </style:style>
    <style:style style:name="T9" style:family="text">
      <style:text-properties fo:color="#4fc1ff" loext:opacity="100%" style:font-name="Consolas" fo:font-size="10.5pt" fo:font-weight="normal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fo:color="#9cdcfe" loext:opacity="100%" style:font-name="Consolas" fo:font-size="10.5pt" fo:font-weight="normal"/>
    </style:style>
    <style:style style:name="T12" style:family="text">
      <style:text-properties fo:color="#d4d4d4" loext:opacity="100%" style:font-name="Consolas" fo:font-size="10.5pt" fo:font-weight="normal"/>
    </style:style>
    <style:style style:name="T13" style:family="text">
      <style:text-properties fo:color="#569cd6" loext:opacity="100%" style:font-name="Consolas" fo:font-size="10.5pt" fo:font-weight="normal"/>
    </style:style>
    <style:style style:name="T14" style:family="text">
      <style:text-properties fo:color="#6a9955" loext:opacity="100%" style:font-name="Consolas" fo:font-size="10.5pt" fo:font-weight="normal"/>
    </style:style>
    <style:style style:name="T15" style:family="text">
      <style:text-properties fo:color="#b5cea8" loext:opacity="100%" style:font-name="Consolas" fo:font-size="10.5pt" fo:font-weight="normal"/>
    </style:style>
    <style:style style:name="T16" style:family="text">
      <style:text-properties fo:color="#ce9178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src/database.py</text:p>
      <text:p text:style-name="P2"/>
      <text:p text:style-name="P1"># Importamos la función create_engine para conectarnos a la base de datos</text:p>
      <text:p text:style-name="P3"><text:span text:style-name="T1">from</text:span> <text:span text:style-name="T2">sqlalchemy</text:span> <text:span text:style-name="T1">import</text:span> <text:span text:style-name="T3">create_engine</text:span></text:p>
      <text:p text:style-name="P2"/>
      <text:p text:style-name="P1"># Importamos sessionmaker, que nos permite crear sesiones para interactuar con la base de datos</text:p>
      <text:p text:style-name="P3"><text:span text:style-name="T1">from</text:span> <text:span text:style-name="T2">sqlalchemy</text:span>.<text:span text:style-name="T2">orm</text:span> <text:span text:style-name="T1">import</text:span> <text:span text:style-name="T2">sessionmaker</text:span></text:p>
      <text:p text:style-name="P2"/>
      <text:p text:style-name="P3"><text:span text:style-name="T1">from</text:span> <text:span text:style-name="T2">urllib</text:span>.<text:span text:style-name="T2">parse</text:span> <text:span text:style-name="T1">import</text:span> <text:span text:style-name="T3">quote_plus</text:span></text:p>
      <text:p text:style-name="P2"/>
      <text:p text:style-name="P3"><text:span text:style-name="T1">import</text:span> <text:span text:style-name="T2">os</text:span> </text:p>
      <text:p text:style-name="P3"><text:span text:style-name="T1">from</text:span> dotenv <text:span text:style-name="T1">import</text:span> load_dotenv</text:p>
      <text:p text:style-name="P2"/>
      <text:p text:style-name="P1"># Cargamos las variables de entorno desde el archivo .env</text:p>
      <text:p text:style-name="P3">load_dotenv()</text:p>
      <text:p text:style-name="P2"/>
      <text:p text:style-name="P1"># -------- CONFIGURACIÓN DE CONEXIÓN --------</text:p>
      <text:p text:style-name="P2"/>
      <text:p text:style-name="P1"># CAMBIO 1: Ahora usamos variables de entorno con valores por defecto para desarrollo local</text:p>
      <text:p text:style-name="P1"># Esto permite que la app funcione tanto en local como en Railway sin cambiar código</text:p>
      <text:p text:style-name="P2"/>
      <text:p text:style-name="P3"><text:span text:style-name="T4">USER</text:span> <text:span text:style-name="T5">=</text:span> <text:span text:style-name="T2">os</text:span>.<text:span text:style-name="T3">getenv</text:span>(<text:span text:style-name="T6">"DB_USER"</text:span>, <text:span text:style-name="T6">"root"</text:span>)</text:p>
      <text:p text:style-name="P3"><text:span text:style-name="T4">PASSWORD</text:span> <text:span text:style-name="T5">=</text:span> <text:span text:style-name="T2">os</text:span>.<text:span text:style-name="T3">getenv</text:span>(<text:span text:style-name="T6">"DB_PASSWORD"</text:span>, <text:span text:style-name="T6">"8j9e4S3@"</text:span>)</text:p>
      <text:p text:style-name="P3"><text:span text:style-name="T4">HOST</text:span> <text:span text:style-name="T5">=</text:span> <text:span text:style-name="T2">os</text:span>.<text:span text:style-name="T3">getenv</text:span>(<text:span text:style-name="T6">"DB_HOST"</text:span>, <text:span text:style-name="T6">"localhost"</text:span>)</text:p>
      <text:p text:style-name="P3"><text:span text:style-name="T4">PORT</text:span> <text:span text:style-name="T5">=</text:span> <text:span text:style-name="T2">os</text:span>.<text:span text:style-name="T3">getenv</text:span>(<text:span text:style-name="T6">"DB_PORT"</text:span>, <text:span text:style-name="T6">"3306"</text:span>)</text:p>
      <text:p text:style-name="P3"><text:span text:style-name="T4">DB</text:span> <text:span text:style-name="T5">=</text:span> <text:span text:style-name="T2">os</text:span>.<text:span text:style-name="T3">getenv</text:span>(<text:span text:style-name="T6">"DB_NAME"</text:span>, <text:span text:style-name="T6">"kairosfin"</text:span>)</text:p>
      <text:p text:style-name="P2"/>
      <text:p text:style-name="P1"># CAMBIO 2: Construimos la URL de forma dinámica</text:p>
      <text:p text:style-name="P1"># quote_plus() codifica caracteres especiales en la contraseña (@ → %40)</text:p>
      <text:p text:style-name="P3"><text:span text:style-name="T7">encoded_password</text:span> <text:span text:style-name="T5">=</text:span> <text:span text:style-name="T3">quote_plus</text:span>(<text:span text:style-name="T4">PASSWORD</text:span>)</text:p>
      <text:p text:style-name="P3"><text:span text:style-name="T4">DATABASE_URL</text:span> <text:span text:style-name="T5">=</text:span> <text:span text:style-name="T8">f</text:span><text:span text:style-name="T6">"mysql+pymysql://</text:span><text:span text:style-name="T8">{</text:span><text:span text:style-name="T4">USER</text:span><text:span text:style-name="T8">}</text:span><text:span text:style-name="T6">:</text:span><text:span text:style-name="T8">{</text:span><text:span text:style-name="T7">encoded_password</text:span><text:span text:style-name="T8">}</text:span><text:span text:style-name="T6">@</text:span><text:span text:style-name="T8">{</text:span><text:span text:style-name="T4">HOST</text:span><text:span text:style-name="T8">}</text:span><text:span text:style-name="T6">:</text:span><text:span text:style-name="T8">{</text:span><text:span text:style-name="T4">PORT</text:span><text:span text:style-name="T8">}</text:span><text:span text:style-name="T6">/</text:span><text:span text:style-name="T8">{</text:span><text:span text:style-name="T4">DB</text:span><text:span text:style-name="T8">}</text:span><text:span text:style-name="T6">"</text:span></text:p>
      <text:p text:style-name="P2"/>
      <text:p text:style-name="P1"># CAMBIO 3: También respetamos DATABASE_URL si viene directamente de Railway</text:p>
      <text:p text:style-name="P1"># Railway a veces provee una URL completa, este código la usa si existe</text:p>
      <text:p text:style-name="P3"><text:span text:style-name="T4">DATABASE_URL</text:span> <text:span text:style-name="T5">=</text:span> <text:span text:style-name="T2">os</text:span>.<text:span text:style-name="T3">getenv</text:span>(<text:span text:style-name="T6">"DATABASE_URL"</text:span>, <text:span text:style-name="T4">DATABASE_URL</text:span>)</text:p>
      <text:p text:style-name="P2"/>
      <text:p text:style-name="P1"># -------- CONEXIÓN A LA BASE DE DATOS --------</text:p>
      <text:p text:style-name="P2"/>
      <text:p text:style-name="P1"># Configuración del engine con parámetros para evitar cache entre sesiones</text:p>
      <text:p text:style-name="P3"><text:span text:style-name="T7">engine</text:span> <text:span text:style-name="T5">=</text:span> <text:span text:style-name="T3">create_engine</text:span>(</text:p>
      <text:p text:style-name="P4">    <text:span text:style-name="T9">DATABASE_URL</text:span><text:span text:style-name="T10">,</text:span></text:p>
      <text:p text:style-name="P4">    <text:span text:style-name="T11">pool_pre_ping</text:span><text:span text:style-name="T12">=</text:span><text:span text:style-name="T13">True</text:span><text:span text:style-name="T10">,           </text:span><text:span text:style-name="T14"># Verifica conexiones antes de usar</text:span></text:p>
      <text:p text:style-name="P4">    <text:span text:style-name="T11">pool_recycle</text:span><text:span text:style-name="T12">=</text:span><text:span text:style-name="T15">3600</text:span><text:span text:style-name="T10">,            </text:span><text:span text:style-name="T14"># Recicla conexiones cada hora</text:span></text:p>
      <text:p text:style-name="P4">    <text:span text:style-name="T11">isolation_level</text:span><text:span text:style-name="T12">=</text:span><text:span text:style-name="T16">"READ COMMITTED"</text:span><text:span text:style-name="T10">  </text:span><text:span text:style-name="T14"># Lee siempre datos frescos</text:span></text:p>
      <text:p text:style-name="P3">)</text:p>
      <text:p text:style-name="P2"/>
      <text:p text:style-name="P1"># Configuración de la sesión</text:p>
      <text:p text:style-name="P3"><text:span text:style-name="T7">SessionLocal</text:span> <text:span text:style-name="T5">=</text:span> <text:span text:style-name="T2">sessionmaker</text:span>(</text:p>
      <text:p text:style-name="P4"><text:soft-page-break/>    <text:span text:style-name="T11">autocommit</text:span><text:span text:style-name="T12">=</text:span><text:span text:style-name="T13">False</text:span><text:span text:style-name="T10">,</text:span></text:p>
      <text:p text:style-name="P4">    <text:span text:style-name="T11">autoflush</text:span><text:span text:style-name="T12">=</text:span><text:span text:style-name="T13">False</text:span><text:span text:style-name="T10">,</text:span></text:p>
      <text:p text:style-name="P4">    <text:span text:style-name="T11">bind</text:span><text:span text:style-name="T12">=</text:span><text:span text:style-name="T11">engine</text:span><text:span text:style-name="T10">,</text:span></text:p>
      <text:p text:style-name="P4">    <text:span text:style-name="T11">expire_on_commit</text:span><text:span text:style-name="T12">=</text:span><text:span text:style-name="T13">False</text:span><text:span text:style-name="T10">  </text:span><text:span text:style-name="T14"># Evita cache entre requests</text:span></text:p>
      <text:p text:style-name="P3">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3T12:31:23.554037000</meta:creation-date>
    <dc:date>2026-01-03T12:31:29.194819400</dc:date>
    <meta:editing-duration>PT5S</meta:editing-duration>
    <meta:editing-cycles>1</meta:editing-cycles>
    <meta:document-statistic meta:table-count="0" meta:image-count="0" meta:object-count="0" meta:page-count="2" meta:paragraph-count="40" meta:word-count="233" meta:character-count="1788" meta:non-whitespace-character-count="1539"/>
    <meta:generator>LibreOffice/25.2.7.2$Windows_X86_64 LibreOffice_project/5cbfd1ab6520636bb5f7b99185aa69bd7456825d</meta:generator>
  </office:meta>
</office:document-meta>
</file>